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a9faa" officeooo:paragraph-rsid="001a9faa"/>
    </style:style>
    <style:style style:name="P2" style:family="paragraph" style:parent-style-name="Heading_20_1">
      <style:text-properties officeooo:rsid="001a9faa" officeooo:paragraph-rsid="001a9faa"/>
    </style:style>
    <style:style style:name="P3" style:family="paragraph" style:parent-style-name="Text_20_body">
      <style:text-properties officeooo:rsid="001be11a" officeooo:paragraph-rsid="001be11a"/>
    </style:style>
    <style:style style:name="P4" style:family="paragraph" style:parent-style-name="Text_20_body" style:list-style-name="L1">
      <style:text-properties officeooo:rsid="001be11a" officeooo:paragraph-rsid="001be1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générale</text:p>
      <text:h text:style-name="P2" text:outline-level="1">canvas/</text:h>
      <text:p text:style-name="P3">Contient les fichiers de fonctions liées au &lt;canvas&gt; : fonctions de dessin et d’événements.</text:p>
      <text:list xml:id="list5712238883218408531" text:style-name="L1">
        <text:list-item>
          <text:p text:style-name="P4">canvas_events.js 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1:32:05.543687641</meta:creation-date>
    <meta:generator>LibreOffice/5.1.6.2$Linux_X86_64 LibreOffice_project/10m0$Build-2</meta:generator>
    <dc:date>2018-04-01T23:36:51.509951855</dc:date>
    <meta:editing-duration>PT1M33S</meta:editing-duration>
    <meta:editing-cycles>2</meta:editing-cycles>
    <meta:document-statistic meta:table-count="0" meta:image-count="0" meta:object-count="0" meta:page-count="1" meta:paragraph-count="4" meta:word-count="20" meta:character-count="136" meta:non-whitespace-character-count="120"/>
  </office:meta>
</office:document-meta>
</file>